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95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2.5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23b8dc"/>
    </style:style>
    <style:style style:name="ce2" style:family="table-cell" style:parent-style-name="Default" style:data-style-name="N111"/>
    <style:style style:name="ce3" style:family="table-cell" style:parent-style-name="Default" style:data-style-name="N11"/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Spice-Simulation</text:p>
          </table:table-cell>
          <table:table-cell table:style-name="ce1" table:number-columns-repeated="3"/>
          <table:table-cell table:style-name="ce5"/>
          <table:table-cell table:style-name="ce6" office:value-type="string">
            <text:p>Messung</text:p>
          </table:table-cell>
          <table:table-cell table:style-name="ce6" table:number-columns-repeated="3"/>
        </table:table-row>
        <table:table-row table:style-name="ro1">
          <table:table-cell/>
          <table:table-cell office:value-type="string">
            <text:p>wert(dB)</text:p>
          </table:table-cell>
          <table:table-cell table:style-name="Default" office:value-type="string">
            <text:p>wert(faktor)</text:p>
          </table:table-cell>
          <table:table-cell office:value-type="string">
            <text:p>Quadrat</text:p>
          </table:table-cell>
          <table:table-cell table:number-columns-repeated="2"/>
          <table:table-cell office:value-type="string">
            <text:p>wert(dB)</text:p>
          </table:table-cell>
          <table:table-cell table:style-name="Default" office:value-type="string">
            <text:p>wert(faktor)</text:p>
          </table:table-cell>
          <table:table-cell office:value-type="string">
            <text:p>Quadrat</text:p>
          </table:table-cell>
        </table:table-row>
        <table:table-row table:style-name="ro1">
          <table:table-cell office:value-type="string">
            <text:p>V0</text:p>
          </table:table-cell>
          <table:table-cell office:value-type="float" office:value="0">
            <text:p>0</text:p>
          </table:table-cell>
          <table:table-cell table:formula="of:=10^([.B3]/20)" office:value-type="float" office:value="1">
            <text:p>1,0000</text:p>
          </table:table-cell>
          <table:table-cell table:formula="of:=[.C3]*[.C3]" office:value-type="float" office:value="1">
            <text:p>1</text:p>
          </table:table-cell>
          <table:table-cell/>
          <table:table-cell office:value-type="string">
            <text:p>V0</text:p>
          </table:table-cell>
          <table:table-cell office:value-type="float" office:value="0">
            <text:p>0</text:p>
          </table:table-cell>
          <table:table-cell table:formula="of:=10^([.G3]/20)" office:value-type="float" office:value="1">
            <text:p>1,0000</text:p>
          </table:table-cell>
          <table:table-cell table:formula="of:=[.H3]*[.H3]" office:value-type="float" office:value="1">
            <text:p>1</text:p>
          </table:table-cell>
        </table:table-row>
        <table:table-row table:style-name="ro1">
          <table:table-cell office:value-type="string">
            <text:p>V1</text:p>
          </table:table-cell>
          <table:table-cell office:value-type="float" office:value="-20">
            <text:p>-20</text:p>
          </table:table-cell>
          <table:table-cell table:formula="of:=10^([.B4]/20)" office:value-type="float" office:value="0.1">
            <text:p>0,1000</text:p>
          </table:table-cell>
          <table:table-cell table:formula="of:=[.C4]*[.C4]" office:value-type="float" office:value="0.01">
            <text:p>0,01</text:p>
          </table:table-cell>
          <table:table-cell/>
          <table:table-cell office:value-type="string">
            <text:p>V1</text:p>
          </table:table-cell>
          <table:table-cell office:value-type="float" office:value="-20">
            <text:p>-20</text:p>
          </table:table-cell>
          <table:table-cell table:formula="of:=10^([.G4]/20)" office:value-type="float" office:value="0.1">
            <text:p>0,1000</text:p>
          </table:table-cell>
          <table:table-cell table:formula="of:=[.H4]*[.H4]" office:value-type="float" office:value="0.01">
            <text:p>0,01</text:p>
          </table:table-cell>
        </table:table-row>
        <table:table-row table:style-name="ro1">
          <table:table-cell office:value-type="string">
            <text:p>V2</text:p>
          </table:table-cell>
          <table:table-cell office:value-type="float" office:value="-22.7">
            <text:p>-22,7</text:p>
          </table:table-cell>
          <table:table-cell table:formula="of:=10^([.B5]/20)" office:value-type="float" office:value="0.0732824533138904">
            <text:p>0,0733</text:p>
          </table:table-cell>
          <table:table-cell table:formula="of:=[.C5]*[.C5]" office:value-type="float" office:value="0.00537031796370253">
            <text:p>0,005370318</text:p>
          </table:table-cell>
          <table:table-cell/>
          <table:table-cell office:value-type="string">
            <text:p>V2</text:p>
          </table:table-cell>
          <table:table-cell office:value-type="float" office:value="-22.7">
            <text:p>-22,7</text:p>
          </table:table-cell>
          <table:table-cell table:formula="of:=10^([.G5]/20)" office:value-type="float" office:value="0.0732824533138904">
            <text:p>0,0733</text:p>
          </table:table-cell>
          <table:table-cell table:formula="of:=[.H5]*[.H5]" office:value-type="float" office:value="0.00537031796370253">
            <text:p>0,005370318</text:p>
          </table:table-cell>
        </table:table-row>
        <table:table-row table:style-name="ro1">
          <table:table-cell office:value-type="string">
            <text:p>V3</text:p>
          </table:table-cell>
          <table:table-cell office:value-type="float" office:value="-33.4">
            <text:p>-33,4</text:p>
          </table:table-cell>
          <table:table-cell table:formula="of:=10^([.B6]/20)" office:value-type="float" office:value="0.0213796208950223">
            <text:p>0,0214</text:p>
          </table:table-cell>
          <table:table-cell table:formula="of:=[.C6]*[.C6]" office:value-type="float" office:value="0.000457088189614875">
            <text:p>0,0004570882</text:p>
          </table:table-cell>
          <table:table-cell/>
          <table:table-cell office:value-type="string">
            <text:p>V3</text:p>
          </table:table-cell>
          <table:table-cell office:value-type="float" office:value="-33.4">
            <text:p>-33,4</text:p>
          </table:table-cell>
          <table:table-cell table:formula="of:=10^([.G6]/20)" office:value-type="float" office:value="0.0213796208950223">
            <text:p>0,0214</text:p>
          </table:table-cell>
          <table:table-cell table:formula="of:=[.H6]*[.H6]" office:value-type="float" office:value="0.000457088189614875">
            <text:p>0,0004570882</text:p>
          </table:table-cell>
        </table:table-row>
        <table:table-row table:style-name="ro1">
          <table:table-cell/>
          <table:table-cell office:value-type="string">
            <text:p>FFT(spice)</text:p>
          </table:table-cell>
          <table:table-cell table:style-name="Default" office:value-type="string">
            <text:p>THD</text:p>
          </table:table-cell>
          <table:table-cell table:style-name="ce3" table:formula="of:=SQRT(SUM([.D4:.D6]))/[.D3]" office:value-type="percentage" office:value="0.125807019491431">
            <text:p>12,58%</text:p>
          </table:table-cell>
          <table:table-cell table:style-name="ce3"/>
          <table:table-cell/>
          <table:table-cell office:value-type="string">
            <text:p>FFT(visascope)</text:p>
          </table:table-cell>
          <table:table-cell table:style-name="Default" office:value-type="string">
            <text:p>THD</text:p>
          </table:table-cell>
          <table:table-cell table:style-name="ce3" table:formula="of:=SQRT(SUM([.I4:.I6]))/[.I3]" office:value-type="percentage" office:value="0.125807019491431">
            <text:p>12,58%</text:p>
          </table:table-cell>
        </table:table-row>
        <table:table-row table:style-name="ro1">
          <table:table-cell/>
          <table:table-cell office:value-type="string">
            <text:p>Spice</text:p>
          </table:table-cell>
          <table:table-cell table:style-name="Default" office:value-type="string">
            <text:p>.four</text:p>
          </table:table-cell>
          <table:table-cell table:style-name="ce4" office:value-type="string">
            <text:p>13.036291%</text:p>
          </table:table-cell>
          <table:table-cell table:style-name="ce4"/>
          <table:table-cell table:number-columns-repeated="2"/>
          <table:table-cell table:style-name="Default" office:value-type="string">
            <text:p>spektralbutton</text:p>
          </table:table-cell>
          <table:table-cell table:style-name="ce4" office:value-type="string">
            <text:p>13.036291%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6:07:33</meta:creation-date>
    <meta:generator>LibreOffice/3.5$Linux_x86 LibreOffice_project/350m1$Build-2</meta:generator>
    <dc:date>2014-12-16T16:21:35</dc:date>
    <meta:editing-duration>P0D</meta:editing-duration>
    <meta:editing-cycles>1</meta:editing-cycles>
    <meta:document-statistic meta:table-count="3" meta:cell-count="51" meta:object-count="0"/>
  </office:meta>
</office:document-meta>
</file>